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5.302cm" fo:min-width="23.11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7.268cm" fo:min-width="23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66cm" fo:min-width="2.54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0.666cm" fo:min-width="2.8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69cm" fo:min-width="4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009999" draw:textarea-horizontal-align="justify" draw:textarea-vertical-align="middle" draw:auto-grow-height="false" fo:min-height="1.253cm" fo:min-width="4.32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53cm" fo:min-width="4.57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4e9a0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e9a0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4e9a0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4e9a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2.372cm"/>
    </style:style>
    <style:style style:name="gr17" style:family="graphic" style:parent-style-name="objectwithoutfill">
      <style:graphic-properties svg:stroke-width="0.035cm" svg:stroke-color="#204a87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204a87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3.642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1.766cm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6.3999996185303pt"/>
    </style:style>
    <style:style style:name="P4" style:family="paragraph">
      <loext:graphic-properties draw:fill-color="#00ff66"/>
      <style:paragraph-properties fo:text-align="center"/>
      <style:text-properties style:font-name="Times New Roman" fo:font-size="16.3999996185303pt"/>
    </style:style>
    <style:style style:name="P5" style:family="paragraph">
      <loext:graphic-properties draw:fill-color="#009999"/>
      <style:paragraph-properties fo:text-align="center"/>
      <style:text-properties style:font-name="Times New Roman" fo:font-size="16.3999996185303pt" fo:font-style="italic" style:font-style-asian="italic" style:font-style-complex="italic"/>
    </style:style>
    <style:style style:name="P6" style:family="paragraph">
      <loext:graphic-properties draw:fill-color="#cc9900"/>
      <style:paragraph-properties fo:text-align="center"/>
      <style:text-properties style:font-name="Times New Roman" fo:font-size="16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16.3999996185303pt"/>
    </style:style>
    <style:style style:name="T1" style:family="text">
      <style:text-properties style:font-name="Times New Roman" fo:font-size="16.3999996185303pt"/>
    </style:style>
    <style:style style:name="T2" style:family="text">
      <style:text-properties style:font-name="Times New Roman" fo:font-size="16.3999996185303pt" fo:font-style="italic" style:font-style-asian="italic" style:font-style-complex="italic"/>
    </style:style>
    <style:style style:name="T3" style:family="text">
      <style:text-properties style:font-name="Times New Roman" fo:font-size="16.3999996185303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16cm" svg:height="5.552cm" svg:x="1.361cm" svg:y="9.6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16cm" svg:height="7.518cm" svg:x="1.361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3.301cm" svg:height="1.735cm" svg:x="11.862cm" svg:y="2.044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8.121cm" svg:y="2.044cm">
          <text:p text:style-name="P2"><text:span text:style-name="T1">Anali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4.825cm" svg:height="1.503cm" svg:x="11.265cm" svg:y="4.705cm">
          <text:p text:style-name="P2"><text:span text:style-name="T2">Alignment </text:span><text:span text:style-name="T3">dan</text:span><text:span text:style-name="T3"><text:line-break/></text:span><text:span text:style-name="T3">Analisis </text:span><text:span text:style-name="T2">Tim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5.079cm" svg:height="1.503cm" svg:x="5.932cm" svg:y="8.406cm">
          <text:p text:style-name="P2"><text:span text:style-name="T1">Model </text:span><text:span text:style-name="T2">Tim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79cm" svg:height="1.503cm" svg:x="12.542cm" svg:y="8.406cm">
          <text:p text:style-name="P2"><text:span text:style-name="T1">Model </text:span><text:span text:style-name="T2">P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79cm" svg:height="1.503cm" svg:x="19.01cm" svg:y="8.406cm">
          <text:p text:style-name="P2"><text:span text:style-name="T1">Model </text:span><text:span text:style-name="T2">Timbre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7.583cm" svg:y1="3.779cm" svg:x2="7.583cm" svg:y2="8.406cm">
          <text:p/>
        </draw:line>
        <draw:line draw:style-name="gr9" draw:text-style-name="P7" draw:layer="layout" svg:x1="15.163cm" svg:y1="2.97cm" svg:x2="18.121cm" svg:y2="2.97cm">
          <text:p/>
        </draw:line>
        <draw:line draw:style-name="gr10" draw:text-style-name="P7" draw:layer="layout" svg:x1="7.583cm" svg:y1="7.018cm" svg:x2="19.772cm" svg:y2="7.018cm">
          <text:p/>
        </draw:line>
        <draw:line draw:style-name="gr8" draw:text-style-name="P7" draw:layer="layout" svg:x1="13.423cm" svg:y1="7.018cm" svg:x2="13.423cm" svg:y2="8.406cm">
          <text:p/>
        </draw:line>
        <draw:line draw:style-name="gr8" draw:text-style-name="P7" draw:layer="layout" svg:x1="19.772cm" svg:y1="7.018cm" svg:x2="19.772cm" svg:y2="8.406cm">
          <text:p/>
        </draw:line>
        <draw:line draw:style-name="gr8" draw:text-style-name="P7" draw:layer="layout" svg:x1="7.583cm" svg:y1="5.167cm" svg:x2="11.265cm" svg:y2="5.167cm">
          <text:p/>
        </draw:line>
        <draw:line draw:style-name="gr11" draw:text-style-name="P7" draw:layer="layout" svg:x1="21.168cm" svg:y1="3.663cm" svg:x2="21.168cm" svg:y2="8.405cm">
          <text:p/>
        </draw:line>
        <draw:line draw:style-name="gr9" draw:text-style-name="P7" draw:layer="layout" svg:x1="21.169cm" svg:y1="5.167cm" svg:x2="16.164cm" svg:y2="5.167cm">
          <text:p/>
        </draw:line>
        <draw:line draw:style-name="gr12" draw:text-style-name="P7" draw:layer="layout" svg:x1="21.168cm" svg:y1="7.365cm" svg:x2="16.978cm" svg:y2="7.365cm">
          <text:p/>
        </draw:line>
        <draw:line draw:style-name="gr13" draw:text-style-name="P7" draw:layer="layout" svg:x1="16.978cm" svg:y1="7.365cm" svg:x2="16.978cm" svg:y2="8.406cm">
          <text:p/>
        </draw:line>
        <draw:line draw:style-name="gr14" draw:text-style-name="P7" draw:layer="layout" svg:x1="13.804cm" svg:y1="6.208cm" svg:x2="13.804cm" svg:y2="6.671cm">
          <text:p/>
        </draw:line>
        <draw:line draw:style-name="gr14" draw:text-style-name="P7" draw:layer="layout" svg:x1="9.741cm" svg:y1="6.671cm" svg:x2="22.057cm" svg:y2="6.671cm">
          <text:p/>
        </draw:line>
        <draw:line draw:style-name="gr15" draw:text-style-name="P7" draw:layer="layout" svg:x1="9.741cm" svg:y1="6.671cm" svg:x2="9.741cm" svg:y2="8.406cm">
          <text:p/>
        </draw:line>
        <draw:line draw:style-name="gr15" draw:text-style-name="P7" draw:layer="layout" svg:x1="15.34cm" svg:y1="6.671cm" svg:x2="15.34cm" svg:y2="8.406cm">
          <text:p/>
        </draw:line>
        <draw:line draw:style-name="gr15" draw:text-style-name="P7" draw:layer="layout" svg:x1="22.038cm" svg:y1="6.671cm" svg:x2="22.038cm" svg:y2="8.406cm">
          <text:p/>
        </draw:line>
        <draw:frame draw:style-name="gr16" draw:text-style-name="P8" draw:layer="layout" svg:width="2.872cm" svg:height="0.894cm" svg:x="1.361cm" svg:y="8.108cm">
          <draw:text-box>
            <text:p><text:span text:style-name="T1">Pelatihan</text:span></text:p>
          </draw:text-box>
        </draw:frame>
        <draw:custom-shape draw:style-name="gr3" draw:text-style-name="P3" draw:layer="layout" svg:width="3.047cm" svg:height="1.735cm" svg:x="5.805cm" svg:y="12.801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9.264cm" svg:y="12.801cm">
          <text:p text:style-name="P2"><text:span text:style-name="T1">Sinte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7" draw:layer="layout" svg:x1="7.329cm" svg:y1="12.801cm" svg:x2="7.329cm" svg:y2="9.909cm">
          <text:p/>
        </draw:line>
        <draw:line draw:style-name="gr17" draw:text-style-name="P7" draw:layer="layout" svg:x1="7.329cm" svg:y1="11.182cm" svg:x2="21.549cm" svg:y2="11.182cm">
          <text:p/>
        </draw:line>
        <draw:line draw:style-name="gr12" draw:text-style-name="P7" draw:layer="layout" svg:x1="16.217cm" svg:y1="11.76cm" svg:x2="22.692cm" svg:y2="11.76cm">
          <text:p/>
        </draw:line>
        <draw:line draw:style-name="gr18" draw:text-style-name="P7" draw:layer="layout" svg:x1="14.439cm" svg:y1="11.181cm" svg:x2="14.439cm" svg:y2="9.909cm">
          <text:p/>
        </draw:line>
        <draw:line draw:style-name="gr18" draw:text-style-name="P7" draw:layer="layout" svg:x1="21.549cm" svg:y1="11.181cm" svg:x2="21.549cm" svg:y2="9.909cm">
          <text:p/>
        </draw:line>
        <draw:line draw:style-name="gr14" draw:text-style-name="P7" draw:layer="layout" svg:x1="9.741cm" svg:y1="9.909cm" svg:x2="9.741cm" svg:y2="10.719cm">
          <text:p/>
        </draw:line>
        <draw:line draw:style-name="gr14" draw:text-style-name="P7" draw:layer="layout" svg:x1="9.741cm" svg:y1="10.719cm" svg:x2="20.406cm" svg:y2="10.719cm">
          <text:p/>
        </draw:line>
        <draw:line draw:style-name="gr15" draw:text-style-name="P7" draw:layer="layout" svg:x1="12.961cm" svg:y1="10.719cm" svg:x2="12.961cm" svg:y2="9.909cm">
          <text:p/>
        </draw:line>
        <draw:line draw:style-name="gr19" draw:text-style-name="P7" draw:layer="layout" svg:x1="20.407cm" svg:y1="10.719cm" svg:x2="20.407cm" svg:y2="9.909cm">
          <text:p/>
        </draw:line>
        <draw:line draw:style-name="gr11" draw:text-style-name="P7" draw:layer="layout" svg:x1="22.692cm" svg:y1="9.909cm" svg:x2="22.692cm" svg:y2="12.801cm">
          <text:p/>
        </draw:line>
        <draw:line draw:style-name="gr12" draw:text-style-name="P7" draw:layer="layout" svg:x1="16.217cm" svg:y1="11.76cm" svg:x2="16.217cm" svg:y2="9.909cm">
          <text:p/>
        </draw:line>
        <draw:frame draw:style-name="gr20" draw:text-style-name="P8" draw:layer="layout" svg:width="4.142cm" svg:height="0.894cm" svg:x="1.361cm" svg:y="9.653cm">
          <draw:text-box>
            <text:p><text:span text:style-name="T1">Pembangkitan</text:span></text:p>
          </draw:text-box>
        </draw:frame>
        <draw:custom-shape draw:style-name="gr4" draw:text-style-name="P4" draw:layer="layout" svg:width="3.301cm" svg:height="1.735cm" svg:x="25.358cm" svg:y="12.685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" draw:text-style-name="P8" draw:layer="layout" svg:width="2.266cm" svg:height="0.894cm" svg:x="25.758cm" svg:y="14.42cm">
          <draw:text-box>
            <text:p><text:span text:style-name="T1">Output</text:span></text:p>
          </draw:text-box>
        </draw:frame>
        <draw:line draw:style-name="gr11" draw:text-style-name="P7" draw:layer="layout" svg:x1="24.216cm" svg:y1="13.611cm" svg:x2="25.359cm" svg:y2="13.611cm">
          <text:p/>
        </draw:line>
        <draw:line draw:style-name="gr12" draw:text-style-name="P7" draw:layer="layout" svg:x1="16.297cm" svg:y1="10.407cm" svg:x2="19.622cm" svg:y2="10.407cm">
          <text:p/>
        </draw:line>
        <draw:line draw:style-name="gr11" draw:text-style-name="P7" draw:layer="layout" svg:x1="19.622cm" svg:y1="10.436cm" svg:x2="19.622cm" svg:y2="9.9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9:31:20.067239696</meta:creation-date>
    <dc:date>2018-09-02T17:53:27.830778692</dc:date>
    <meta:editing-duration>PT21M1S</meta:editing-duration>
    <meta:editing-cycles>7</meta:editing-cycles>
    <meta:generator>LibreOffice/5.1.6.2$Linux_X86_64 LibreOffice_project/10m0$Build-2</meta:generator>
    <meta:document-statistic meta:object-count="44"/>
  </office:meta>
</office:document-meta>
</file>